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cm"/>
    </style:style>
    <style:style style:name="ro1" style:family="table-row">
      <style:table-row-properties style:row-height="1.73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6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5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45"/>
    <style:style style:name="ce8" style:family="table-cell" style:parent-style-name="Default" style:data-style-name="N50"/>
    <style:style style:name="ce17" style:family="table-cell" style:parent-style-name="Default" style:data-style-name="N46"/>
    <style:style style:name="ce18" style:family="table-cell" style:parent-style-name="Default" style:data-style-name="N46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pproximateReceiveCount</text:p>
          </table:table-cell>
          <table:table-cell table:style-name="ce1" office:value-type="string" calcext:value-type="string">
            <text:p>CloudWatch Log Timestamp (HH:MM:SS)</text:p>
          </table:table-cell>
          <table:table-cell table:style-name="ce1" office:value-type="string" calcext:value-type="string">
            <text:p>Interval (MM:SS.0)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time" office:time-value="PT12H27M54.76S" calcext:value-type="time">
            <text:p>12:27:54.76</text:p>
          </table:table-cell>
          <table:table-cell table:style-name="ce5" office:value-type="string" calcext:value-type="string">
            <text:p>NA</text:p>
          </table:table-cell>
          <table:table-cell table:style-name="ce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time" office:time-value="PT12H29M27.775S" calcext:value-type="time">
            <text:p>12:29:27.78</text:p>
          </table:table-cell>
          <table:table-cell table:style-name="ce6" table:formula="of:=[.B3]-[.B2]" office:value-type="time" office:time-value="PT00H01M33.015S" calcext:value-type="time">
            <text:p>01:33.02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time" office:time-value="PT12H32M31.518S" calcext:value-type="time">
            <text:p>12:32:31.52</text:p>
          </table:table-cell>
          <table:table-cell table:style-name="ce6" table:formula="of:=[.B4]-[.B3]" office:value-type="time" office:time-value="PT00H03M03.743S" calcext:value-type="time">
            <text:p>03:03.74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time" office:time-value="PT12H38M35.591S" calcext:value-type="time">
            <text:p>12:38:35.59</text:p>
          </table:table-cell>
          <table:table-cell table:style-name="ce6" table:formula="of:=[.B5]-[.B4]" office:value-type="time" office:time-value="PT00H06M04.073S" calcext:value-type="time">
            <text:p>06:04.07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</table:table-row>
        <table:table-row table:style-name="ro2" table:number-rows-repeated="5">
          <table:table-cell table:number-columns-repeated="2"/>
          <table:table-cell table:style-name="ce8"/>
          <table:table-cell/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xperiment 2" table:style-name="ta1">
        <table:table-column table:style-name="co2" table:default-cell-style-name="ce2"/>
        <table:table-column table:style-name="co2" table:default-cell-style-name="ce4"/>
        <table:table-column table:style-name="co2" table:default-cell-style-name="ce6"/>
        <table:table-row table:style-name="ro3">
          <table:table-cell table:style-name="ce1" office:value-type="string" calcext:value-type="string">
            <text:p>ApproximateReceiveCount</text:p>
          </table:table-cell>
          <table:table-cell table:style-name="ce1" office:value-type="string" calcext:value-type="string">
            <text:p>CloudWatch Log Timestamp (HH:MM:SS)</text:p>
          </table:table-cell>
          <table:table-cell table:style-name="ce1" office:value-type="string" calcext:value-type="string">
            <text:p>Interval (MM:SS.0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8" office:value-type="time" office:time-value="PT12H53M23.428S" calcext:value-type="time">
            <text:p>12:53:23.43</text:p>
          </table:table-cell>
          <table:table-cell table:style-name="ce5" office:value-type="string" calcext:value-type="string">
            <text:p>N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12H54M56.3S" calcext:value-type="time">
            <text:p>12:54:56.30</text:p>
          </table:table-cell>
          <table:table-cell table:formula="of:=[.B3]-[.B2]" office:value-type="time" office:time-value="PT00H01M32.872S" calcext:value-type="time">
            <text:p>01:32.8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12H57M59.332S" calcext:value-type="time">
            <text:p>12:57:59.33</text:p>
          </table:table-cell>
          <table:table-cell table:formula="of:=[.B4]-[.B3]" office:value-type="time" office:time-value="PT00H03M03.032S" calcext:value-type="time">
            <text:p>03:03.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[.B5]-[.B4]" office:value-type="time" office:time-value="-PT12H57M59.332S" calcext:value-type="time">
            <text:p>02:00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 number:title="User-defined">
      <number:seconds number:style="long" number:decimal-places="2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3:54:00.657978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2:47:14.277987700</meta:creation-date>
    <dc:date>2021-08-04T14:00:53.752797896</dc:date>
    <meta:editing-duration>PT22M56S</meta:editing-duration>
    <meta:editing-cycles>4</meta:editing-cycles>
    <meta:generator>LibreOffice/6.4.7.2$Linux_X86_64 LibreOffice_project/40$Build-2</meta:generator>
    <meta:document-statistic meta:table-count="2" meta:cell-count="29" meta:object-count="0"/>
  </office:meta>
</office:document-meta>
</file>